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YA DE CANO, SANTOS GLAD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92830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729430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YA DE CANO, SANTOS GLAD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92830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729430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6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2/2021</text:p>
          </table:table-cell>
          <table:table-cell table:style-name="Tabla2.A3" office:value-type="string">
            <text:p text:style-name="P22">1651711</text:p>
          </table:table-cell>
          <table:table-cell table:style-name="Tabla2.D3" office:value-type="string">
            <text:p text:style-name="P23">9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SALDO A FAVOR 10.00 SOLES, CONSIDERAR EN SU SIGUIENTE DESPACHO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0T22:49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